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201in"/>
    </style:style>
    <style:style style:name="co2" style:family="table-column">
      <style:table-column-properties fo:break-before="auto" style:column-width="8.5839in"/>
    </style:style>
    <style:style style:name="co3" style:family="table-column">
      <style:table-column-properties fo:break-before="auto" style:column-width="22.8346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5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replace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In my opinion</text:p>
          </table:table-cell>
          <table:table-cell office:value-type="string" calcext:value-type="string">
            <text:p>I would argue that</text:p>
          </table:table-cell>
          <table:table-cell office:value-type="string" calcext:value-type="string">
            <text:p>I would argue that languages should be taught in schools; I would argue that other subjects should be prioritised over language classe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 think / many people think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Many people believe that other subjects should be prioritised in schoo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 think / many people think</text:p>
          </table:table-cell>
          <table:table-cell office:value-type="string" calcext:value-type="string">
            <text:p>Strongly / firmly believe</text:p>
          </table:table-cell>
          <table:table-cell office:value-type="string" calcext:value-type="string">
            <text:p>Many people strongly believe that other subjects should be prioritised in schoo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cause </text:p>
          </table:table-cell>
          <table:table-cell office:value-type="string" calcext:value-type="string">
            <text:p>on the grounds that</text:p>
          </table:table-cell>
          <table:table-cell office:value-type="string" calcext:value-type="string">
            <text:p>I would argue that languages should be taught in schools on the grounds that they will be very useful for students if they decide to study or work abr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portant </text:p>
          </table:table-cell>
          <table:table-cell office:value-type="string" calcext:value-type="string">
            <text:p>of paramount importance</text:p>
          </table:table-cell>
          <table:table-cell office:value-type="string" calcext:value-type="string">
            <text:p>it is of paramount importance to be able to speak a foreign language if they want to study abr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 agree / I disagree </text:p>
          </table:table-cell>
          <table:table-cell office:value-type="string" calcext:value-type="string">
            <text:p>I strongly agree; I completely agree; I fully agree; I partially agr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antage</text:p>
          </table:table-cell>
          <table:table-cell office:value-type="string" calcext:value-type="string">
            <text:p>benefits</text:p>
          </table:table-cell>
          <table:table-cell office:value-type="string" calcext:value-type="string">
            <text:p>There are many benefits to having children later in lif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advantage </text:p>
          </table:table-cell>
          <table:table-cell office:value-type="string" calcext:value-type="string">
            <text:p>drawbacks</text:p>
          </table:table-cell>
          <table:table-cell office:value-type="string" calcext:value-type="string">
            <text:p>However, there are also plenty of drawbacks of having children later in lif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 advantage</text:p>
          </table:table-cell>
          <table:table-cell office:value-type="string" calcext:value-type="string">
            <text:p>significant advantage/disadvantage</text:p>
          </table:table-cell>
          <table:table-cell office:value-type="string" calcext:value-type="string">
            <text:p>One of the most significant advantages of having children later in life is that you have more time to develop your career before starting a fami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nderstand 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While I acknowledge that are many drawbacks to having children earlier in life, I would argue that the benefits are more significant <text:s text:c="2"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utweigh</text:p>
          </table:table-cell>
          <table:table-cell office:value-type="string" calcext:value-type="string">
            <text:p>Exceed</text:p>
          </table:table-cell>
          <table:table-cell office:value-type="string" calcext:value-type="string">
            <text:p>I would argue that the benefits exceed the drawbac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There are a number of issues that prevent us from achieving a healthy work-life balance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ve problem </text:p>
          </table:table-cell>
          <table:table-cell office:value-type="string" calcext:value-type="string">
            <text:p>face problems</text:p>
          </table:table-cell>
          <table:table-cell office:value-type="string" calcext:value-type="string">
            <text:p>People face several problems when trying to improve their work-life balanc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lve a problem</text:p>
          </table:table-cell>
          <table:table-cell office:value-type="string" calcext:value-type="string">
            <text:p>overcome a problem</text:p>
          </table:table-cell>
          <table:table-cell office:value-type="string" calcext:value-type="string">
            <text:p>these problems can be overcome by improving our time-management s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lve a problem </text:p>
          </table:table-cell>
          <table:table-cell office:value-type="string" calcext:value-type="string">
            <text:p>alleviate an issue</text:p>
          </table:table-cell>
          <table:table-cell office:value-type="string" calcext:value-type="string">
            <text:p>to alleviate the issue of constantly thinking about work, I would recommend trying mindfulness techniques such as meditation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commend</text:p>
          </table:table-cell>
          <table:table-cell office:value-type="string" calcext:value-type="string">
            <text:p>advocate</text:p>
          </table:table-cell>
          <table:table-cell office:value-type="string" calcext:value-type="string">
            <text:p>I would advocate participating in mindfulness techniques, such as meditations 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nowadays</text:p>
          </table:table-cell>
          <table:table-cell office:value-type="string" calcext:value-type="string">
            <text:p>Nowadays many young people are choosing to study abroad; Nowadays, an increasing number of physical stores are being replaced by e-commerce websites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though</text:p>
          </table:table-cell>
          <table:table-cell office:value-type="string" calcext:value-type="string">
            <text:p>in spite of</text:p>
          </table:table-cell>
          <table:table-cell office:value-type="string" calcext:value-type="string">
            <text:p>In spite of higher tuition fees, many young people still choose to study abroad;In spite of being more expensive, many young people still choose to study abroad; In spite of the fact that it is more expensive, many young people still choose to study abroad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 example</text:p>
          </table:table-cell>
          <table:table-cell office:value-type="string" calcext:value-type="string">
            <text:p>for instance</text:p>
          </table:table-cell>
          <table:table-cell office:value-type="string" calcext:value-type="string">
            <text:p>There are many reasons to study abroad. For instance,...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cause </text:p>
          </table:table-cell>
          <table:table-cell office:value-type="string" calcext:value-type="string">
            <text:p>Due to </text:p>
          </table:table-cell>
          <table:table-cell office:value-type="string" calcext:value-type="string">
            <text:p>Due to COVID restrictions, many people were forced to work from hom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wever</text:p>
          </table:table-cell>
          <table:table-cell office:value-type="string" calcext:value-type="string">
            <text:p>By contrast</text:p>
          </table:table-cell>
          <table:table-cell office:value-type="string" calcext:value-type="string">
            <text:p>In England, young people will pay around 9000 per year to go to university by contrast, Scottish students are fully subsidised by the government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refore </text:p>
          </table:table-cell>
          <table:table-cell office:value-type="string" calcext:value-type="string">
            <text:p>as a result of</text:p>
          </table:table-cell>
          <table:table-cell office:value-type="string" calcext:value-type="string">
            <text:p>As a result of the increased tuition fees, fewer young people are able to afford university educ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ke sure</text:p>
          </table:table-cell>
          <table:table-cell office:value-type="string" calcext:value-type="string">
            <text:p>Ensure</text:p>
          </table:table-cell>
          <table:table-cell office:value-type="string" calcext:value-type="string">
            <text:p>Young people should ensure that their language abilities are good enough before going abroad to stud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 able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Getting a scholarship can enable young people from poorer backgrounds to study abroad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refore </text:p>
          </table:table-cell>
          <table:table-cell office:value-type="string" calcext:value-type="string">
            <text:p>Hence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y valuable</text:p>
          </table:table-cell>
          <table:table-cell office:value-type="string" calcext:value-type="string">
            <text:p>Invaluable</text:p>
          </table:table-cell>
          <table:table-cell office:value-type="string" calcext:value-type="string">
            <text:p>The education that students gain at university is invalu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ry important</text:p>
          </table:table-cell>
          <table:table-cell office:value-type="string" calcext:value-type="string">
            <text:p>paramount</text:p>
          </table:table-cell>
          <table:table-cell office:value-type="string" calcext:value-type="string">
            <text:p>Education is paramount to successful career; It is of paramount importance that the government ensure that all citizens have access to educ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rge/big</text:p>
          </table:table-cell>
          <table:table-cell office:value-type="string" calcext:value-type="string">
            <text:p>Significant</text:p>
          </table:table-cell>
          <table:table-cell office:value-type="string" calcext:value-type="string">
            <text:p>A significant proportion of the population can not afford university fees without government support;There has been a significant effort to reduce carbon emission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f the government provides scholarships and financial aid, more young people will be able to attend the university <text:s text:c="2"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sential element</text:p>
          </table:table-cell>
          <table:table-cell office:value-type="string" calcext:value-type="string">
            <text:p>part and parce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arrival of a notable thing/person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The advent of sophisticated modern technolog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former vi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 strongly advoc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o demonstrate points and prove argumen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n the one hand there is ample, powerful, almost daily evidence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trimen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n result in </text:p>
          </table:table-cell>
          <table:table-cell/>
          <table:table-cell office:value-type="string" calcext:value-type="string">
            <text:p>which can result in people feeling more isolated from the socie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central reason behind this is twofol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duce … dramatically</text:p>
          </table:table-cell>
          <table:table-cell/>
          <table:table-cell office:value-type="string" calcext:value-type="string">
            <text:p>have reduced face-to-face interactions dramatica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hough the use of …., yet</text:p>
          </table:table-cell>
          <table:table-cell/>
          <table:table-cell table:style-name="ce4" office:value-type="string" calcext:value-type="string">
            <text:p>Though the use of online learning platforms has made education more accessible, yet it cannot fully replace the value of in-person classroom interactions;Though the use of advanced technology has simplified many tasks, yet it has also led to increased dependency on machine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dentary lifestyle</text:p>
          </table:table-cell>
          <table:table-cell office:value-type="string" calcext:value-type="string">
            <text:p>sit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end on such …. is built u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ich may have damaging effect on … and encoura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cent scientific research by …. demonstrated tha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ate of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s a result it is conclusively clear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vancement</text:p>
          </table:table-cell>
          <table:table-cell office:value-type="string" calcext:value-type="string">
            <text:p>developm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 the other hand</text:p>
          </table:table-cell>
          <table:table-cell/>
          <table:table-cell office:value-type="string" calcext:value-type="string">
            <text:p>On the other hand, Although there are significant downsides to …., it’s multifold advantages can not be denied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 geographical barrier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e able to share… whenever and where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eping a feeling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keeping a feeling of proximity and closen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 extensive study by …. illustrated that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re less likely to experience </text:p>
          </table:table-cell>
          <table:table-cell/>
          <table:table-cell table:style-name="ce5" office:value-type="string" calcext:value-type="string">
            <text:p>Individuals with a strong social support network are less likely to experience feelings of loneliness or depression;People who maintain a healthy diet and exercise regularly are less likely to experience chronic illnesses such as diabetes or heart diseas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an those who do n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sistent with the line of thinking is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ble to benefit from … by holding</text:p>
          </table:table-cell>
          <table:table-cell/>
          <table:table-cell table:style-name="ce5" office:value-type="string" calcext:value-type="string">
            <text:p>Individuals are able to benefit from improved mental health by holding onto positive habits like regular exercise and mindfulnes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om the arguments and examples given I firmly believe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vanced enormously due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spite some potentially serious … , it is predict that </text:p>
          </table:table-cell>
          <table:table-cell/>
          <table:table-cell table:style-name="ce5" office:value-type="string" calcext:value-type="string">
            <text:p>Despite some potentially serious economic challenges, it is predicted that global markets will stabilize by the end of the year;Despite some potentially serious environmental concerns, it is predicted that renewable energy adoption will continue to rise </text:p>
          </table:table-cell>
          <table:table-cell table:number-columns-repeated="16381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7:52:21.8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0:22:15.561000000</meta:creation-date>
    <dc:date>2025-01-27T21:05:03.099000000</dc:date>
    <meta:editing-duration>PT6H1M13S</meta:editing-duration>
    <meta:editing-cycles>147</meta:editing-cycles>
    <meta:generator>LibreOffice/24.8.4.2$Windows_X86_64 LibreOffice_project/bb3cfa12c7b1bf994ecc5649a80400d06cd71002</meta:generator>
    <meta:document-statistic meta:table-count="1" meta:cell-count="132" meta:object-count="0"/>
  </office:meta>
</office:document-meta>
</file>